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000000040945729D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cull and Bones</text:p>
          </draw:text-box>
        </draw:frame>
        <draw:frame draw:style-name="gr1" draw:text-style-name="P1" draw:layer="layout" svg:width="8.604cm" svg:height="8.604cm" svg:x="9.176cm" svg:y="5.366cm">
          <draw:image xlink:href="Pictures/100000010000004000000040945729D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21:22:21.165756040</meta:creation-date>
    <dc:date>2024-07-24T21:23:26.599173878</dc:date>
    <meta:editing-duration>PT1M5S</meta:editing-duration>
    <meta:editing-cycles>1</meta:editing-cycles>
    <meta:document-statistic meta:object-count="25"/>
    <meta:generator>LibreOffice/24.2.0.3$Linux_X86_64 LibreOffice_project/420$Build-3</meta:generator>
  </office:meta>
</office:document-meta>
</file>